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top="0.0201in" fo:margin-bottom="0in" style:contextual-spacing="false"/>
      <style:text-properties style:font-name="arial" fo:font-weight="bold" officeooo:rsid="0012843a" officeooo:paragraph-rsid="0012843a" style:font-weight-asian="bold" style:font-weight-complex="bold"/>
    </style:style>
    <style:style style:name="P2" style:family="paragraph" style:parent-style-name="Standard">
      <style:paragraph-properties fo:margin-top="0.0201in" fo:margin-bottom="0in" style:contextual-spacing="false"/>
      <style:text-properties style:font-name="arial" fo:font-weight="bold" officeooo:rsid="0013e1c7" officeooo:paragraph-rsid="0012843a" style:font-weight-asian="bold" style:font-weight-complex="bold"/>
    </style:style>
    <style:style style:name="P3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0fb59a"/>
    </style:style>
    <style:style style:name="P4" style:family="paragraph" style:parent-style-name="Standard">
      <style:paragraph-properties fo:margin-top="0.0201in" fo:margin-bottom="0in" style:contextual-spacing="false"/>
      <style:text-properties style:font-name="arial" officeooo:rsid="0017fe49" officeooo:paragraph-rsid="0017fe49"/>
    </style:style>
    <style:style style:name="P5" style:family="paragraph" style:parent-style-name="Standard">
      <style:paragraph-properties fo:margin-top="0.0201in" fo:margin-bottom="0in" style:contextual-spacing="false"/>
      <style:text-properties style:font-name="arial" officeooo:rsid="0010fccf" officeooo:paragraph-rsid="0010fccf"/>
    </style:style>
    <style:style style:name="P6" style:family="paragraph" style:parent-style-name="Standard">
      <style:paragraph-properties fo:margin-top="0.0201in" fo:margin-bottom="0in" style:contextual-spacing="false"/>
      <style:text-properties style:font-name="arial" officeooo:rsid="0010fccf" officeooo:paragraph-rsid="0012843a"/>
    </style:style>
    <style:style style:name="P7" style:family="paragraph" style:parent-style-name="Standard">
      <style:paragraph-properties fo:margin-top="0.0201in" fo:margin-bottom="0in" style:contextual-spacing="false"/>
      <style:text-properties style:font-name="arial" officeooo:rsid="0012843a" officeooo:paragraph-rsid="0012843a"/>
    </style:style>
    <style:style style:name="P8" style:family="paragraph" style:parent-style-name="Standard">
      <style:paragraph-properties fo:margin-top="0.0201in" fo:margin-bottom="0in" style:contextual-spacing="false"/>
      <style:text-properties style:font-name="arial" fo:font-weight="bold" officeooo:rsid="001441b4" officeooo:paragraph-rsid="001441b4" style:font-weight-asian="bold" style:font-weight-complex="bold"/>
    </style:style>
    <style:style style:name="P9" style:family="paragraph" style:parent-style-name="Standard">
      <style:paragraph-properties fo:margin-top="0.0201in" fo:margin-bottom="0in" style:contextual-spacing="false"/>
      <style:text-properties style:font-name="arial" fo:font-weight="normal" officeooo:rsid="001aa1a8" officeooo:paragraph-rsid="001aa1a8" style:font-weight-asian="normal" style:font-weight-complex="normal"/>
    </style:style>
    <style:style style:name="P10" style:family="paragraph" style:parent-style-name="Standard">
      <style:paragraph-properties fo:margin-top="0.0201in" fo:margin-bottom="0in" style:contextual-spacing="false"/>
      <style:text-properties style:font-name="arial" officeooo:rsid="0019333a" officeooo:paragraph-rsid="001aa1a8"/>
    </style:style>
    <style:style style:name="P11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441b4"/>
    </style:style>
    <style:style style:name="P12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70c47"/>
    </style:style>
    <style:style style:name="P13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aa1a8"/>
    </style:style>
    <style:style style:name="P14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9333a"/>
    </style:style>
    <style:style style:name="P15" style:family="paragraph" style:parent-style-name="Standard" style:list-style-name="L1">
      <style:paragraph-properties fo:margin-top="0.0201in" fo:margin-bottom="0in" style:contextual-spacing="false"/>
      <style:text-properties style:font-name="arial" officeooo:rsid="0019333a" officeooo:paragraph-rsid="0019333a"/>
    </style:style>
    <style:style style:name="P16" style:family="paragraph" style:parent-style-name="Standard" style:list-style-name="L1">
      <style:paragraph-properties fo:margin-top="0.0201in" fo:margin-bottom="0in" style:contextual-spacing="false"/>
      <style:text-properties style:font-name="arial" officeooo:rsid="00170c47" officeooo:paragraph-rsid="00170c47"/>
    </style:style>
    <style:style style:name="P17" style:family="paragraph" style:parent-style-name="Standard" style:list-style-name="L1">
      <style:paragraph-properties fo:margin-top="0.0201in" fo:margin-bottom="0in" style:contextual-spacing="false"/>
      <style:text-properties style:font-name="arial" officeooo:rsid="001441b4" officeooo:paragraph-rsid="0017fe49"/>
    </style:style>
    <style:style style:name="P18" style:family="paragraph" style:parent-style-name="Standard">
      <style:paragraph-properties fo:margin-top="0.0201in" fo:margin-bottom="0in" style:contextual-spacing="false"/>
      <style:text-properties style:font-name="arial" officeooo:rsid="001441b4" officeooo:paragraph-rsid="001441b4"/>
    </style:style>
    <style:style style:name="P19" style:family="paragraph" style:parent-style-name="Standard">
      <style:paragraph-properties fo:margin-top="0.0201in" fo:margin-bottom="0in" style:contextual-spacing="false"/>
      <style:text-properties style:font-name="arial" fo:font-weight="normal" officeooo:rsid="001aa1a8" officeooo:paragraph-rsid="0022013d" style:font-weight-asian="normal" style:font-weight-complex="normal"/>
    </style:style>
    <style:style style:name="P20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1c78f8"/>
    </style:style>
    <style:style style:name="P21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1c78f8" officeooo:paragraph-rsid="001c78f8"/>
    </style:style>
    <style:style style:name="P22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solid" style:text-underline-width="auto" style:text-underline-color="font-color" officeooo:rsid="001c78f8" officeooo:paragraph-rsid="001c78f8"/>
    </style:style>
    <style:style style:name="P23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74a5" officeooo:paragraph-rsid="001e74a5"/>
    </style:style>
    <style:style style:name="P24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e5fa" officeooo:paragraph-rsid="00209c99"/>
    </style:style>
    <style:style style:name="P25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style:text-underline-style="none" officeooo:rsid="001ee5fa" officeooo:paragraph-rsid="001ee5fa"/>
    </style:style>
    <style:style style:name="P26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1ee5fa"/>
    </style:style>
    <style:style style:name="P27" style:family="paragraph" style:parent-style-name="Standard">
      <style:paragraph-properties fo:margin-left="0in" fo:margin-top="0.0201in" fo:margin-bottom="0in" style:contextual-spacing="false" fo:text-indent="0in" style:auto-text-indent="false"/>
      <style:text-properties style:font-name="arial" officeooo:rsid="000fb59a" officeooo:paragraph-rsid="000fb59a"/>
    </style:style>
    <style:style style:name="P28" style:family="paragraph" style:parent-style-name="Standard">
      <style:paragraph-properties fo:margin-top="0.0201in" fo:margin-bottom="0in" style:contextual-spacing="false"/>
      <style:text-properties style:font-name="arial" officeooo:rsid="00209c99" officeooo:paragraph-rsid="000fb59a"/>
    </style:style>
    <style:style style:name="P29" style:family="paragraph" style:parent-style-name="Standard">
      <style:paragraph-properties fo:margin-top="0.0201in" fo:margin-bottom="0in" style:contextual-spacing="false"/>
      <style:text-properties style:font-name="arial" officeooo:rsid="0022013d" officeooo:paragraph-rsid="000fb59a"/>
    </style:style>
    <style:style style:name="P30" style:family="paragraph" style:parent-style-name="Standard">
      <style:paragraph-properties fo:margin-top="0.0201in" fo:margin-bottom="0in" style:contextual-spacing="false"/>
      <style:text-properties style:font-name="arial" fo:font-weight="bold" officeooo:rsid="00109b98" officeooo:paragraph-rsid="00109b98" style:font-weight-asian="bold" style:font-weight-complex="bold"/>
    </style:style>
    <style:style style:name="P31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22013d"/>
    </style:style>
    <style:style style:name="P32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24f764" officeooo:paragraph-rsid="0024f764"/>
    </style:style>
    <style:style style:name="P33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fo:font-weight="normal" officeooo:rsid="000fb59a" officeooo:paragraph-rsid="0010fccf" style:font-weight-asian="normal" style:font-weight-complex="normal"/>
    </style:style>
    <style:style style:name="P34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24f764" officeooo:paragraph-rsid="002513f2"/>
    </style:style>
    <style:style style:name="P35" style:family="paragraph" style:parent-style-name="Standard">
      <style:paragraph-properties fo:margin-left="0.4925in" fo:margin-top="0.0201in" fo:margin-bottom="0in" style:contextual-spacing="false" fo:text-indent="0in" style:auto-text-indent="false"/>
      <style:text-properties style:font-name="arial" officeooo:rsid="000fb59a" officeooo:paragraph-rsid="000fb59a"/>
    </style:style>
    <style:style style:name="P36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109b98"/>
    </style:style>
    <style:style style:name="P37" style:family="paragraph" style:parent-style-name="Standard">
      <style:paragraph-properties fo:margin-top="0.0201in" fo:margin-bottom="0in" style:contextual-spacing="false"/>
      <style:text-properties style:font-name="arial" officeooo:rsid="000fb59a"/>
    </style:style>
    <style:style style:name="P38" style:family="paragraph" style:parent-style-name="Standard">
      <style:paragraph-properties fo:margin-top="0.0201in" fo:margin-bottom="0in" style:contextual-spacing="false"/>
      <style:text-properties style:font-name="arial" officeooo:rsid="00109b98" officeooo:paragraph-rsid="00109b98"/>
    </style:style>
    <style:style style:name="P39" style:family="paragraph" style:parent-style-name="Standard">
      <style:paragraph-properties fo:margin-top="0.0201in" fo:margin-bottom="0in" style:contextual-spacing="false"/>
      <style:text-properties style:font-name="arial" officeooo:rsid="000fb59a" officeooo:paragraph-rsid="0010fccf"/>
    </style:style>
    <style:style style:name="P40" style:family="paragraph" style:parent-style-name="Standard">
      <style:paragraph-properties fo:margin-top="0.0201in" fo:margin-bottom="0in" style:contextual-spacing="false"/>
      <style:text-properties style:font-name="arial" fo:font-weight="bold" officeooo:rsid="000fb59a" officeooo:paragraph-rsid="000fb59a" style:font-weight-asian="bold" style:font-weight-complex="bold"/>
    </style:style>
    <style:style style:name="P41" style:family="paragraph" style:parent-style-name="Standard">
      <style:paragraph-properties fo:margin-top="0.0201in" fo:margin-bottom="0in" style:contextual-spacing="false"/>
      <style:text-properties style:font-name="arial" officeooo:rsid="00133d54" officeooo:paragraph-rsid="000fb59a"/>
    </style:style>
    <style:style style:name="T1" style:family="text">
      <style:text-properties officeooo:rsid="0012843a"/>
    </style:style>
    <style:style style:name="T2" style:family="text">
      <style:text-properties officeooo:rsid="00133d54"/>
    </style:style>
    <style:style style:name="T3" style:family="text">
      <style:text-properties officeooo:rsid="00209c99"/>
    </style:style>
    <style:style style:name="T4" style:family="text">
      <style:text-properties officeooo:rsid="00160cad"/>
    </style:style>
    <style:style style:name="T5" style:family="text">
      <style:text-properties officeooo:rsid="001aa1a8"/>
    </style:style>
    <style:style style:name="T6" style:family="text">
      <style:text-properties officeooo:rsid="00170c47"/>
    </style:style>
    <style:style style:name="T7" style:family="text">
      <style:text-properties officeooo:rsid="0019333a"/>
    </style:style>
    <style:style style:name="T8" style:family="text">
      <style:text-properties officeooo:rsid="0017fe4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78f8" style:font-weight-asian="bold" style:font-weight-complex="bold"/>
    </style:style>
    <style:style style:name="T11" style:family="text">
      <style:text-properties officeooo:rsid="0022013d"/>
    </style:style>
    <style:style style:name="T12" style:family="text">
      <style:text-properties officeooo:rsid="001c78f8"/>
    </style:style>
    <style:style style:name="T13" style:family="text">
      <style:text-properties officeooo:rsid="0010fccf"/>
    </style:style>
    <style:style style:name="T14" style:family="text">
      <style:text-properties officeooo:rsid="001ee5fa"/>
    </style:style>
    <style:style style:name="T15" style:family="text">
      <style:text-properties officeooo:rsid="002513f2"/>
    </style:style>
    <style:style style:name="T16" style:family="text">
      <style:text-properties fo:background-color="#ffff00" loext:char-shading-value="0"/>
    </style:style>
    <style:style style:name="T17" style:family="text">
      <style:text-properties fo:font-weight="bold" officeooo:rsid="00160cad" style:font-weight-asian="bold" style:font-weight-complex="bold"/>
    </style:style>
    <style:style style:name="T18" style:family="text">
      <style:text-properties fo:font-weight="bold" officeooo:rsid="0010fccf" style:font-weight-asian="bold" style:font-weight-complex="bold"/>
    </style:style>
    <style:style style:name="T19" style:family="text">
      <style:text-properties fo:font-weight="bold" officeooo:rsid="00109b98" style:font-weight-asian="bold" style:font-weight-complex="bold"/>
    </style:style>
    <style:style style:name="T20" style:family="text">
      <style:text-properties officeooo:rsid="00109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als of Microscopy workshop</text:p>
      <text:p text:style-name="P1">Session 2: What is an Image?</text:p>
      <text:p text:style-name="P2">Hands-on activity</text:p>
      <text:p text:style-name="P3"/>
      <text:p text:style-name="P4">Have my own version (w Action bar) of Fiji installed on BIRC laptop</text:p>
      <text:p text:style-name="P4"/>
      <text:p text:style-name="P5">Sample images:</text:p>
      <text:p text:style-name="P6"><text:span text:style-name="T1"><text:tab/>Fiji </text:span>Neuron (5 channels)</text:p>
      <text:p text:style-name="P7"><text:tab/>Fiji Confocal series – 2 Ch, Z-stack of cell labeled with nuclear and Mito marker</text:p>
      <text:p text:style-name="P6"><text:tab/><text:span text:style-name="T2">Fiji Dot blot</text:span></text:p>
      <text:p text:style-name="P6"><text:tab/><text:span text:style-name="T3">Fiji HeLa cells</text:span></text:p>
      <text:p text:style-name="P6"/>
      <text:p text:style-name="P8"><text:span text:style-name="T4">1</text:span>. ImageJ user interface <text:span text:style-name="T4">and some useful tools to work with images</text:span></text:p>
      <text:p text:style-name="P9">Time: 20 min</text:p>
      <text:p text:style-name="P10">Open sample <text:span text:style-name="T5">image </text:span>HeLa cells</text:p>
      <text:list text:style-name="L1">
        <text:list-item>
          <text:p text:style-name="P11">Search bar (<text:span text:style-name="T6">demo</text:span> Split channels)</text:p>
        </text:list-item>
        <text:list-item>
          <text:p text:style-name="P12"><text:span text:style-name="T6">Tile images </text:span><text:span text:style-name="T7">(Window &gt; Tile)</text:span><text:span text:style-name="T6">, </text:span>Synchronize Windows <text:span text:style-name="T8">(trace cell in green and measure in red)</text:span></text:p>
        </text:list-item>
        <text:list-item>
          <text:p text:style-name="P13">Moving ROIs around using Synchronize Windows, Restore Selection <text:span text:style-name="T5">(Shift+E)</text:span> and ROI Manager</text:p>
        </text:list-item>
        <text:list-item>
          <text:p text:style-name="P13">Control panel (<text:span text:style-name="T7">Plugins &gt; Utilities &gt; Control Panel…) </text:span>demo w/ LUTs</text:p>
        </text:list-item>
        <text:list-item>
          <text:p text:style-name="P14">Shortcuts: in-built</text:p>
          <text:list>
            <text:list-item>
              <text:p text:style-name="P15">No need to press Ctrl</text:p>
            </text:list-item>
          </text:list>
        </text:list-item>
        <text:list-item>
          <text:p text:style-name="P14"><text:s/><text:span text:style-name="T7">Shortcuts</text:span> custom</text:p>
          <text:list>
            <text:list-item>
              <text:p text:style-name="P16">Plugins &gt; Shortcuts &gt; Add Shortcut…</text:p>
            </text:list-item>
            <text:list-item>
              <text:p text:style-name="P16">add F11 to open HeLa Cells image</text:p>
            </text:list-item>
          </text:list>
        </text:list-item>
        <text:list-item>
          <text:p text:style-name="P14">Right click options – <text:span text:style-name="T7">make all three channels gray</text:span></text:p>
          <text:list>
            <text:list-item>
              <text:p text:style-name="P15">right click &gt; Startup Macros… to add</text:p>
            </text:list-item>
          </text:list>
        </text:list-item>
        <text:list-item>
          <text:p text:style-name="P17"><text:a xlink:type="simple" xlink:href="https://figshare.com/articles/dataset/Custom_toolbars_and_mini_applications_with_Action_Bar/3397603" text:style-name="Internet_20_link" text:visited-style-name="Visited_20_Internet_20_Link">Action Bar</text:a> plugin</text:p>
        </text:list-item>
      </text:list>
      <text:p text:style-name="P18"/>
      <text:p text:style-name="P3"><text:span text:style-name="T4">2</text:span>. <text:span text:style-name="T9">Opening images – </text:span><text:span text:style-name="T10">file formats</text:span></text:p>
      <text:p text:style-name="P19">Time: <text:span text:style-name="T11">1</text:span>0 min</text:p>
      <text:p text:style-name="P20">drag and drop</text:p>
      <text:p text:style-name="P21">Native formats: TIFF, JPEG, PNG, DICOM etc.</text:p>
      <text:p text:style-name="P20"><text:span text:style-name="T12">Non-native formats:</text:span> - <text:span text:style-name="T13">CZI, ND2, OME-TIFF </text:span><text:span text:style-name="T12">etc. need Bio-Formats plugin</text:span></text:p>
      <text:p text:style-name="P22"/>
      <text:p text:style-name="P22">Working with large images</text:p>
      <text:p text:style-name="P23">The theoretical maximum size for a Java array is Integer.MAX_VALUE (2,147,483,647 elements) <text:span text:style-name="T14">=&gt; ~ 2 gigapixel limit =&gt; ~ 2GB 8-bit grayscale TIFF images</text:span></text:p>
      <text:p text:style-name="P23"/>
      <text:p text:style-name="P23">Virtual stacks - disk resident (as opposed to RAM resident). <text:span text:style-name="T14">Read-only so changes made to the pixel data is not saved. </text:span></text:p>
      <text:p text:style-name="P24">- Drag and drop on the &gt;&gt; icon.</text:p>
      <text:p text:style-name="P24">- Import &gt; Image Sequence…</text:p>
      <text:p text:style-name="P25"><text:soft-page-break/>- Import &gt; TIFF Virtual Stack</text:p>
      <text:p text:style-name="P25">- Bio-Formats Importer</text:p>
      <text:p text:style-name="P26"/>
      <text:p text:style-name="P27"><text:tab/>Bio-Formats - crop on import</text:p>
      <text:p text:style-name="P28"><text:tab/>- Demo with Rina image /data3/BlazeDemo/Rina/250219_Tube1_P30M_ex_basalcfos_1_17-09-08/stitched/stitched.tif</text:p>
      <text:p text:style-name="P29"><text:tab/>crop: z 800-900, x 1400, y 1200, width and height 200</text:p>
      <text:p text:style-name="P30"/>
      <text:p text:style-name="P31">Opening large images with different resolutions <text:span text:style-name="T12">(pyramidal data)</text:span></text:p>
      <text:p text:style-name="P32">Lymph node image: LN Uninvolved P6.qptiff</text:p>
      <text:p text:style-name="P32">Open resolution #5 and check out different channels</text:p>
      <text:p text:style-name="P31"/>
      <text:p text:style-name="P31"/>
      <text:p text:style-name="P30"><text:span text:style-name="T4">3</text:span>. Understanding images</text:p>
      <text:p text:style-name="P33">metadata</text:p>
      <text:p text:style-name="P33">mitosis.tif</text:p>
      <text:p text:style-name="P34">LN Uninvolved P6.qptiff</text:p>
      <text:p text:style-name="P34"><text:tab/><text:span text:style-name="T15">search for “Objective”, “Filter”, “Compression”</text:span></text:p>
      <text:p text:style-name="P33"/>
      <text:p text:style-name="P33">bit-depth, dynamic range - https://svi.nl/DynamicRange</text:p>
      <text:p text:style-name="P35"><text:span text:style-name="T16">converting between bit depths</text:span> - scale when converting (image clipping https://svi.nl/Image-Clipping)</text:p>
      <text:p text:style-name="P36"/>
      <text:p text:style-name="P30"><text:span text:style-name="T4">4</text:span>. Displaying images</text:p>
      <text:p text:style-name="P37"><text:tab/>Brightness/Contrast, Histogram</text:p>
      <text:p text:style-name="P36"><text:tab/>Scale bar</text:p>
      <text:p text:style-name="P36"/>
      <text:p text:style-name="P38"><text:span text:style-name="T17">5</text:span><text:span text:style-name="T9">. </text:span><text:span text:style-name="T18">Handling </text:span><text:span text:style-name="T9">images</text:span></text:p>
      <text:p text:style-name="P3"><text:tab/>Working with multidimensional images (Channels, time series)</text:p>
      <text:p text:style-name="P5"/>
      <text:p text:style-name="P5"><text:tab/>Image &gt; Color &gt; Channels Tool…</text:p>
      <text:p text:style-name="P5"><text:tab/><text:tab/>run("Neuron (5 channels)");</text:p>
      <text:p text:style-name="P5"><text:tab/><text:tab/>Talk about different diaply modes – composite, color grayscale</text:p>
      <text:p text:style-name="P5"/>
      <text:p text:style-name="P3"/>
      <text:p text:style-name="P3"/>
      <text:p text:style-name="P3"><text:tab/>ROIs, overlays</text:p>
      <text:p text:style-name="P3"/>
      <text:p text:style-name="P3"/>
      <text:p text:style-name="P3"/>
      <text:p text:style-name="P3"/>
      <text:p text:style-name="P3"/>
      <text:p text:style-name="P3"><text:span text:style-name="T19">5. Quantifying images</text:span><text:span text:style-name="T20"> - </text:span>Intensity measurements</text:p>
      <text:p text:style-name="P5"><text:tab/>ROIs</text:p>
      <text:p text:style-name="P39"><text:soft-page-break/><text:tab/>Thresholding - binary and label images</text:p>
      <text:p text:style-name="P39"/>
      <text:p text:style-name="P40"><text:span text:style-name="T13">6</text:span>. Image processing filters and Deep Learning</text:p>
      <text:p text:style-name="P3"><text:tab/>Gaussian</text:p>
      <text:p text:style-name="P3"><text:tab/>Edge detection (Canny)</text:p>
      <text:p text:style-name="P3"/>
      <text:p text:style-name="P3"/>
      <text:p text:style-name="P3"/>
      <text:p text:style-name="P41">Dot blot image: segment dots</text:p>
      <text:p text:style-name="P3"><text:tab/><text:span text:style-name="T2">simple thresholding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6:35:36.339705844</meta:creation-date>
    <meta:generator>LibreOffice/25.8.4.2$Linux_X86_64 LibreOffice_project/580$Build-2</meta:generator>
    <dc:date>2026-02-12T17:07:14.370176243</dc:date>
    <meta:editing-duration>PT19H32M19S</meta:editing-duration>
    <meta:editing-cycles>10</meta:editing-cycles>
    <meta:document-statistic meta:table-count="0" meta:image-count="0" meta:object-count="0" meta:page-count="3" meta:paragraph-count="66" meta:word-count="405" meta:character-count="2599" meta:non-whitespace-character-count="2244"/>
  </office:meta>
</office:document-meta>
</file>